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36pt" style:font-size-asian="36pt" style:font-size-complex="36pt"/>
    </style:style>
    <style:style style:name="T1" style:family="text">
      <style:text-properties fo:language="en" fo:country="none"/>
    </style:style>
    <style:style style:name="T2" style:family="text">
      <style:text-properties fo:font-size="12pt" fo:language="en" fo:country="none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al conclusions</text:p>
      <text:p text:style-name="P1"/>
      <text:p text:style-name="Standard"><text:bookmark text:name="result_box"/><text:span text:style-name="T2">I liked to have learned a way to make a page also accessible to the blind. </text:span><text:bookmark text:name="result_box1"/><text:span text:style-name="T1">Good to know make this pages also, apart from the usual. </text:span><text:bookmark text:name="result_box3"/><text:span text:style-name="T1">It has also been nice to start learning HTML5, which is the future of web programming. </text:span><text:bookmark text:name="result_box5"/><text:span text:style-name="T1">The "audio" tag is a very powerful and interesting tag and have already started to use it's fine. </text:span><text:bookmark text:name="result_box7"/><text:span text:style-name="T1">Also one of the first experiences in making a real project, which among other things, is knowing how to combine several languages ​​properly for a big objective. </text:span></text:p>
      <text:p text:style-name="Standard"><text:span text:style-name="T1"/></text:p>
      <text:p text:style-name="Standard"><text:bookmark text:name="result_box8"/><text:span text:style-name="T1">In conclusion, there has been a great experien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</meta:initial-creator>
    <meta:creation-date>2014-06-13T10:23:04</meta:creation-date>
    <dc:date>2014-06-13T11:08:48</dc:date>
    <dc:creator>Sergio </dc:creator>
    <meta:editing-duration>PT30M34S</meta:editing-duration>
    <meta:editing-cycles>7</meta:editing-cycles>
    <meta:generator>LibreOffice/3.5$Linux_X86_64 LibreOffice_project/350m1$Build-2</meta:generator>
    <meta:document-statistic meta:table-count="0" meta:image-count="0" meta:object-count="0" meta:page-count="1" meta:paragraph-count="3" meta:word-count="98" meta:character-count="545" meta:non-whitespace-character-count="447"/>
  </office:meta>
</office:document-meta>
</file>